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2e48" officeooo:paragraph-rsid="00042e48"/>
    </style:style>
    <style:style style:name="P2" style:family="paragraph" style:parent-style-name="Standard">
      <style:paragraph-properties fo:text-align="center" style:justify-single-word="false"/>
      <style:text-properties officeooo:rsid="00042e48" officeooo:paragraph-rsid="00042e48"/>
    </style:style>
    <style:style style:name="P3" style:family="paragraph" style:parent-style-name="Standard">
      <style:text-properties officeooo:rsid="00042e48" officeooo:paragraph-rsid="0005cd0d"/>
    </style:style>
    <style:style style:name="P4" style:family="paragraph" style:parent-style-name="Standard">
      <style:text-properties officeooo:rsid="00042e48" officeooo:paragraph-rsid="00078eed"/>
    </style:style>
    <style:style style:name="P5" style:family="paragraph" style:parent-style-name="Standard">
      <style:text-properties officeooo:rsid="00078eed" officeooo:paragraph-rsid="00078eed"/>
    </style:style>
    <style:style style:name="T1" style:family="text">
      <style:text-properties officeooo:rsid="00042e48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5cd0d"/>
    </style:style>
    <style:style style:name="T4" style:family="text">
      <style:text-properties style:text-position="sub 58%" officeooo:rsid="00078eed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5cd0d"/>
    </style:style>
    <style:style style:name="T7" style:family="text">
      <style:text-properties style:text-position="0% 100%" officeooo:rsid="00042e48"/>
    </style:style>
    <style:style style:name="T8" style:family="text">
      <style:text-properties officeooo:rsid="0005cd0d"/>
    </style:style>
    <style:style style:name="T9" style:family="text">
      <style:text-properties officeooo:rsid="00078eed"/>
    </style:style>
    <style:style style:name="T10" style:family="text">
      <style:text-properties officeooo:rsid="000895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aint Power-Set Notation</text:p>
      <text:p text:style-name="P2">by Sven Nilsen, 2017</text:p>
      <text:p text:style-name="P1"/>
      <text:p text:style-name="P1">The constraint power-set<text:span text:style-name="T8"> </text:span>is written the following way:</text:p>
      <text:p text:style-name="P1"/>
      <text:p text:style-name="P1"><text:tab/>f{2<text:span text:style-name="T8">^</text:span><text:span text:style-name="T5">[g</text:span><text:span text:style-name="T3">i</text:span><text:span text:style-name="T5">] b</text:span><text:span text:style-name="T3">i</text:span>} : <text:span text:style-name="T8">[bool] → Tf</text:span><text:span text:style-name="T3">i→n</text:span></text:p>
      <text:p text:style-name="P1"/>
      <text:p text:style-name="P1"><text:tab/><text:span text:style-name="T8">f : Tf</text:span><text:span text:style-name="T3">i→n</text:span></text:p>
      <text:p text:style-name="P3"><text:tab/><text:span text:style-name="T8">g</text:span><text:span text:style-name="T3">i→n</text:span><text:span text:style-name="T8"> : (Tf → Tb)</text:span><text:span text:style-name="T3">i→n</text:span></text:p>
      <text:p text:style-name="P3"><text:span text:style-name="T8"><text:tab/>b</text:span><text:span text:style-name="T3">i→n</text:span><text:span text:style-name="T6"> : Tb</text:span><text:span text:style-name="T3">i→n</text:span></text:p>
      <text:p text:style-name="P1"/>
      <text:p text:style-name="P3"><text:span text:style-name="T8">The constraint power-set</text:span> creates a higher order function that returns a constrained function controlled by <text:span text:style-name="T10">a binary encoding</text:span>. The <text:span text:style-name="T8">operation</text:span> `2<text:span text:style-name="T8">^...</text:span>` is not arithmetic, but merely syntax for expressing <text:span text:style-name="T8">the form of the power-set, using the exponent as pattern. This is needed because in the path `f[g</text:span><text:span text:style-name="T3">i→n</text:span><text:span text:style-name="T8">]` the arguments are separated to create the function type of the path.</text:span></text:p>
      <text:p text:style-name="P1"/>
      <text:p text:style-name="P5">If you think asymmetric path semantics is hard to read, just erase the indices to convert to symmetric path semantics:</text:p>
      <text:p text:style-name="P5"/>
      <text:p text:style-name="P5"><text:tab/><text:span text:style-name="T1">f{2^</text:span><text:span text:style-name="T7">[g] b</text:span><text:span text:style-name="T1">} : [bool] → Tf</text:span></text:p>
      <text:p text:style-name="P4"/>
      <text:p text:style-name="P4"><text:tab/><text:span text:style-name="T8">f : Tf</text:span></text:p>
      <text:p text:style-name="P4"><text:tab/><text:span text:style-name="T8">g : Tf → Tb</text:span></text:p>
      <text:p text:style-name="P4"><text:span text:style-name="T8"><text:tab/>b </text:span><text:span text:style-name="T6">: Tb</text:span></text:p>
      <text:p text:style-name="P4"><text:span text:style-name="T6"/></text:p>
      <text:p text:style-name="P4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4:54:42.756428000</meta:creation-date>
    <dc:date>2017-07-18T15:50:39.263436000</dc:date>
    <meta:editing-duration>PT9M42S</meta:editing-duration>
    <meta:editing-cycles>1</meta:editing-cycles>
    <meta:document-statistic meta:table-count="0" meta:image-count="0" meta:object-count="0" meta:page-count="1" meta:paragraph-count="13" meta:word-count="128" meta:character-count="716" meta:non-whitespace-character-count="593"/>
    <meta:generator>LibreOffice/5.1.2.2$MacOSX_X86_64 LibreOffice_project/d3bf12ecb743fc0d20e0be0c58ca359301eb705f</meta:generator>
  </office:meta>
</office:document-meta>
</file>